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1.991cm"/>
    </style:style>
    <style:style style:name="co6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63cm" svg:height="11.116cm" svg:x="0.455cm" svg:y="10.237cm">
            <draw:object draw:notify-on-update-of-ranges="Sheet1.B1:Sheet1.B1 Sheet1.C2:Sheet1.C23 Sheet1.I1:Sheet1.I1 Sheet1.I2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imestamp from</text:p>
          </table:table-cell>
          <table:table-cell office:value-type="string" calcext:value-type="string">
            <text:p>pressure psi</text:p>
          </table:table-cell>
          <table:table-cell office:value-type="string" calcext:value-type="string">
            <text:p>pressure kpa</text:p>
          </table:table-cell>
          <table:table-cell office:value-type="string" calcext:value-type="string">
            <text:p>pulses</text:p>
          </table:table-cell>
          <table:table-cell office:value-type="string" calcext:value-type="string">
            <text:p>start ts</text:p>
          </table:table-cell>
          <table:table-cell office:value-type="string" calcext:value-type="string">
            <text:p>end 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lses/sec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0" calcext:value-type="float">
            <text:p>20</text:p>
          </table:table-cell>
          <table:table-cell table:formula="of:=[.B2]*6.8948" office:value-type="float" office:value="137.896" calcext:value-type="float">
            <text:p>137.896</text:p>
          </table:table-cell>
          <table:table-cell office:value-type="float" office:value="21" calcext:value-type="float">
            <text:p>21</text:p>
          </table:table-cell>
          <table:table-cell office:value-type="float" office:value="9.938" calcext:value-type="float">
            <text:p>9.938</text:p>
          </table:table-cell>
          <table:table-cell office:value-type="float" office:value="12.025" calcext:value-type="float">
            <text:p>12.025</text:p>
          </table:table-cell>
          <table:table-cell table:formula="of:=[.F2]-[.E2]" office:value-type="float" office:value="2.087" calcext:value-type="float">
            <text:p>2.087</text:p>
          </table:table-cell>
          <table:table-cell table:formula="of:=[.D2]/[.G2]" office:value-type="float" office:value="10.0622903689506" calcext:value-type="float">
            <text:p>10.0622903689506</text:p>
          </table:table-cell>
          <table:table-cell table:formula="of:=[.H2]*60" office:value-type="float" office:value="603.737422137039" calcext:value-type="float">
            <text:p>603.73742213703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3" calcext:value-type="float">
            <text:p>23</text:p>
          </table:table-cell>
          <table:table-cell table:formula="of:=[.B3]*6.8948" office:value-type="float" office:value="158.5804" calcext:value-type="float">
            <text:p>158.5804</text:p>
          </table:table-cell>
          <table:table-cell office:value-type="float" office:value="11" calcext:value-type="float">
            <text:p>11</text:p>
          </table:table-cell>
          <table:table-cell office:value-type="float" office:value="21.021" calcext:value-type="float">
            <text:p>21.021</text:p>
          </table:table-cell>
          <table:table-cell office:value-type="float" office:value="21.982" calcext:value-type="float">
            <text:p>21.982</text:p>
          </table:table-cell>
          <table:table-cell table:formula="of:=[.F3]-[.E3]" office:value-type="float" office:value="0.960999999999999" calcext:value-type="float">
            <text:p>0.960999999999999</text:p>
          </table:table-cell>
          <table:table-cell table:formula="of:=[.D3]/[.G3]" office:value-type="float" office:value="11.4464099895942" calcext:value-type="float">
            <text:p>11.4464099895942</text:p>
          </table:table-cell>
          <table:table-cell table:formula="of:=[.H3]*60" office:value-type="float" office:value="686.784599375651" calcext:value-type="float">
            <text:p>686.784599375651</text:p>
          </table:table-cell>
        </table:table-row>
        <table:table-row table:style-name="ro1">
          <table:table-cell office:value-type="time" office:time-value="PT00H27M00S" calcext:value-type="time">
            <text:p>00:27:00</text:p>
          </table:table-cell>
          <table:table-cell office:value-type="float" office:value="27.5" calcext:value-type="float">
            <text:p>27.5</text:p>
          </table:table-cell>
          <table:table-cell table:formula="of:=[.B4]*6.8948" office:value-type="float" office:value="189.607" calcext:value-type="float">
            <text:p>189.607</text:p>
          </table:table-cell>
          <table:table-cell office:value-type="float" office:value="15" calcext:value-type="float">
            <text:p>15</text:p>
          </table:table-cell>
          <table:table-cell office:value-type="float" office:value="27.032" calcext:value-type="float">
            <text:p>27.032</text:p>
          </table:table-cell>
          <table:table-cell office:value-type="float" office:value="28.253" calcext:value-type="float">
            <text:p>28.253</text:p>
          </table:table-cell>
          <table:table-cell table:formula="of:=[.F4]-[.E4]" office:value-type="float" office:value="1.221" calcext:value-type="float">
            <text:p>1.221</text:p>
          </table:table-cell>
          <table:table-cell table:formula="of:=[.D4]/[.G4]" office:value-type="float" office:value="12.2850122850123" calcext:value-type="float">
            <text:p>12.2850122850123</text:p>
          </table:table-cell>
          <table:table-cell table:formula="of:=[.H4]*60" office:value-type="float" office:value="737.100737100737" calcext:value-type="float">
            <text:p>737.100737100737</text:p>
          </table:table-cell>
        </table:table-row>
        <table:table-row table:style-name="ro1">
          <table:table-cell office:value-type="time" office:time-value="PT00H34M00S" calcext:value-type="time">
            <text:p>00:34:00</text:p>
          </table:table-cell>
          <table:table-cell office:value-type="float" office:value="31" calcext:value-type="float">
            <text:p>31</text:p>
          </table:table-cell>
          <table:table-cell table:formula="of:=[.B5]*6.8948" office:value-type="float" office:value="213.7388" calcext:value-type="float">
            <text:p>213.7388</text:p>
          </table:table-cell>
          <table:table-cell office:value-type="float" office:value="17" calcext:value-type="float">
            <text:p>17</text:p>
          </table:table-cell>
          <table:table-cell office:value-type="float" office:value="33.957" calcext:value-type="float">
            <text:p>33.957</text:p>
          </table:table-cell>
          <table:table-cell office:value-type="float" office:value="35.318" calcext:value-type="float">
            <text:p>35.318</text:p>
          </table:table-cell>
          <table:table-cell table:formula="of:=[.F5]-[.E5]" office:value-type="float" office:value="1.361" calcext:value-type="float">
            <text:p>1.361</text:p>
          </table:table-cell>
          <table:table-cell table:formula="of:=[.D5]/[.G5]" office:value-type="float" office:value="12.4908155767818" calcext:value-type="float">
            <text:p>12.4908155767818</text:p>
          </table:table-cell>
          <table:table-cell table:formula="of:=[.H5]*60" office:value-type="float" office:value="749.448934606908" calcext:value-type="float">
            <text:p>749.448934606908</text:p>
          </table:table-cell>
        </table:table-row>
        <table:table-row table:style-name="ro1">
          <table:table-cell office:value-type="time" office:time-value="PT00H39M00S" calcext:value-type="time">
            <text:p>00:39:00</text:p>
          </table:table-cell>
          <table:table-cell office:value-type="float" office:value="33" calcext:value-type="float">
            <text:p>33</text:p>
          </table:table-cell>
          <table:table-cell table:formula="of:=[.B6]*6.8948" office:value-type="float" office:value="227.5284" calcext:value-type="float">
            <text:p>227.5284</text:p>
          </table:table-cell>
          <table:table-cell office:value-type="float" office:value="25" calcext:value-type="float">
            <text:p>25</text:p>
          </table:table-cell>
          <table:table-cell office:value-type="float" office:value="38.893" calcext:value-type="float">
            <text:p>38.893</text:p>
          </table:table-cell>
          <table:table-cell office:value-type="float" office:value="40.842" calcext:value-type="float">
            <text:p>40.842</text:p>
          </table:table-cell>
          <table:table-cell table:formula="of:=[.F6]-[.E6]" office:value-type="float" office:value="1.949" calcext:value-type="float">
            <text:p>1.949</text:p>
          </table:table-cell>
          <table:table-cell table:formula="of:=[.D6]/[.G6]" office:value-type="float" office:value="12.827090815803" calcext:value-type="float">
            <text:p>12.827090815803</text:p>
          </table:table-cell>
          <table:table-cell table:formula="of:=[.H6]*60" office:value-type="float" office:value="769.625448948179" calcext:value-type="float">
            <text:p>769.625448948179</text:p>
          </table:table-cell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office:value-type="float" office:value="29" calcext:value-type="float">
            <text:p>29</text:p>
          </table:table-cell>
          <table:table-cell table:formula="of:=[.B7]*6.8948" office:value-type="float" office:value="199.9492" calcext:value-type="float">
            <text:p>199.9492</text:p>
          </table:table-cell>
          <table:table-cell office:value-type="float" office:value="19" calcext:value-type="float">
            <text:p>19</text:p>
          </table:table-cell>
          <table:table-cell office:value-type="float" office:value="45.002" calcext:value-type="float">
            <text:p>45.002</text:p>
          </table:table-cell>
          <table:table-cell office:value-type="float" office:value="46.55" calcext:value-type="float">
            <text:p>46.55</text:p>
          </table:table-cell>
          <table:table-cell table:formula="of:=[.F7]-[.E7]" office:value-type="float" office:value="1.54799999999999" calcext:value-type="float">
            <text:p>1.54799999999999</text:p>
          </table:table-cell>
          <table:table-cell table:formula="of:=[.D7]/[.G7]" office:value-type="float" office:value="12.2739018087856" calcext:value-type="float">
            <text:p>12.2739018087856</text:p>
          </table:table-cell>
          <table:table-cell table:formula="of:=[.H7]*60" office:value-type="float" office:value="736.434108527134" calcext:value-type="float">
            <text:p>736.434108527134</text:p>
          </table:table-cell>
        </table:table-row>
        <table:table-row table:style-name="ro1">
          <table:table-cell office:value-type="time" office:time-value="PT00H52M00S" calcext:value-type="time">
            <text:p>00:52:00</text:p>
          </table:table-cell>
          <table:table-cell office:value-type="float" office:value="23" calcext:value-type="float">
            <text:p>23</text:p>
          </table:table-cell>
          <table:table-cell table:formula="of:=[.B8]*6.8948" office:value-type="float" office:value="158.5804" calcext:value-type="float">
            <text:p>158.5804</text:p>
          </table:table-cell>
          <table:table-cell office:value-type="float" office:value="14" calcext:value-type="float">
            <text:p>14</text:p>
          </table:table-cell>
          <table:table-cell office:value-type="float" office:value="51.974" calcext:value-type="float">
            <text:p>51.974</text:p>
          </table:table-cell>
          <table:table-cell office:value-type="float" office:value="53.224" calcext:value-type="float">
            <text:p>53.224</text:p>
          </table:table-cell>
          <table:table-cell table:formula="of:=[.F8]-[.E8]" office:value-type="float" office:value="1.25" calcext:value-type="float">
            <text:p>1.25</text:p>
          </table:table-cell>
          <table:table-cell table:formula="of:=[.D8]/[.G8]" office:value-type="float" office:value="11.2" calcext:value-type="float">
            <text:p>11.2</text:p>
          </table:table-cell>
          <table:table-cell table:formula="of:=[.H8]*60" office:value-type="float" office:value="672" calcext:value-type="float">
            <text:p>672</text:p>
          </table:table-cell>
        </table:table-row>
        <table:table-row table:style-name="ro1">
          <table:table-cell office:value-type="time" office:time-value="PT00H58M00S" calcext:value-type="time">
            <text:p>00:58:00</text:p>
          </table:table-cell>
          <table:table-cell office:value-type="float" office:value="19" calcext:value-type="float">
            <text:p>19</text:p>
          </table:table-cell>
          <table:table-cell table:formula="of:=[.B9]*6.8948" office:value-type="float" office:value="131.0012" calcext:value-type="float">
            <text:p>131.001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9.614" calcext:value-type="float">
            <text:p>59.614</text:p>
          </table:table-cell>
          <table:table-cell table:formula="of:=[.F9]-[.E9]" office:value-type="float" office:value="1.614" calcext:value-type="float">
            <text:p>1.614</text:p>
          </table:table-cell>
          <table:table-cell table:formula="of:=[.D9]/[.G9]" office:value-type="float" office:value="9.91325898389097" calcext:value-type="float">
            <text:p>9.91325898389097</text:p>
          </table:table-cell>
          <table:table-cell table:formula="of:=[.H9]*60" office:value-type="float" office:value="594.795539033458" calcext:value-type="float">
            <text:p>594.79553903345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float" office:value="17" calcext:value-type="float">
            <text:p>17</text:p>
          </table:table-cell>
          <table:table-cell table:formula="of:=[.B10]*6.8948" office:value-type="float" office:value="117.2116" calcext:value-type="float">
            <text:p>117.2116</text:p>
          </table:table-cell>
          <table:table-cell office:value-type="float" office:value="16" calcext:value-type="float">
            <text:p>16</text:p>
          </table:table-cell>
          <table:table-cell office:value-type="float" office:value="63.954" calcext:value-type="float">
            <text:p>63.954</text:p>
          </table:table-cell>
          <table:table-cell office:value-type="float" office:value="65.722" calcext:value-type="float">
            <text:p>65.722</text:p>
          </table:table-cell>
          <table:table-cell table:formula="of:=[.F10]-[.E10]" office:value-type="float" office:value="1.76799999999999" calcext:value-type="float">
            <text:p>1.76799999999999</text:p>
          </table:table-cell>
          <table:table-cell table:formula="of:=[.D10]/[.G10]" office:value-type="float" office:value="9.04977375565614" calcext:value-type="float">
            <text:p>9.04977375565614</text:p>
          </table:table-cell>
          <table:table-cell table:formula="of:=[.H10]*60" office:value-type="float" office:value="542.986425339369" calcext:value-type="float">
            <text:p>542.986425339369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float" office:value="13" calcext:value-type="float">
            <text:p>13</text:p>
          </table:table-cell>
          <table:table-cell table:formula="of:=[.B11]*6.8948" office:value-type="float" office:value="89.6324" calcext:value-type="float">
            <text:p>89.6324</text:p>
          </table:table-cell>
          <table:table-cell office:value-type="float" office:value="19" calcext:value-type="float">
            <text:p>19</text:p>
          </table:table-cell>
          <table:table-cell office:value-type="float" office:value="70.025" calcext:value-type="float">
            <text:p>70.025</text:p>
          </table:table-cell>
          <table:table-cell office:value-type="float" office:value="72.589" calcext:value-type="float">
            <text:p>72.589</text:p>
          </table:table-cell>
          <table:table-cell table:formula="of:=[.F11]-[.E11]" office:value-type="float" office:value="2.56399999999999" calcext:value-type="float">
            <text:p>2.56399999999999</text:p>
          </table:table-cell>
          <table:table-cell table:formula="of:=[.D11]/[.G11]" office:value-type="float" office:value="7.41029641185649" calcext:value-type="float">
            <text:p>7.41029641185649</text:p>
          </table:table-cell>
          <table:table-cell table:formula="of:=[.H11]*60" office:value-type="float" office:value="444.61778471139" calcext:value-type="float">
            <text:p>444.61778471139</text:p>
          </table:table-cell>
        </table:table-row>
        <table:table-row table:style-name="ro1">
          <table:table-cell office:value-type="time" office:time-value="PT01H22M00S" calcext:value-type="time">
            <text:p>01:22:00</text:p>
          </table:table-cell>
          <table:table-cell office:value-type="float" office:value="11.5" calcext:value-type="float">
            <text:p>11.5</text:p>
          </table:table-cell>
          <table:table-cell table:formula="of:=[.B12]*6.8948" office:value-type="float" office:value="79.2902" calcext:value-type="float">
            <text:p>79.2902</text:p>
          </table:table-cell>
          <table:table-cell office:value-type="float" office:value="21" calcext:value-type="float">
            <text:p>21</text:p>
          </table:table-cell>
          <table:table-cell office:value-type="float" office:value="81.832" calcext:value-type="float">
            <text:p>81.832</text:p>
          </table:table-cell>
          <table:table-cell office:value-type="float" office:value="85.381" calcext:value-type="float">
            <text:p>85.381</text:p>
          </table:table-cell>
          <table:table-cell table:formula="of:=[.F12]-[.E12]" office:value-type="float" office:value="3.54900000000001" calcext:value-type="float">
            <text:p>3.54900000000001</text:p>
          </table:table-cell>
          <table:table-cell table:formula="of:=[.D12]/[.G12]" office:value-type="float" office:value="5.9171597633136" calcext:value-type="float">
            <text:p>5.9171597633136</text:p>
          </table:table-cell>
          <table:table-cell table:formula="of:=[.H12]*60" office:value-type="float" office:value="355.029585798816" calcext:value-type="float">
            <text:p>355.029585798816</text:p>
          </table:table-cell>
        </table:table-row>
        <table:table-row table:style-name="ro1">
          <table:table-cell office:value-type="time" office:time-value="PT01H37M00S" calcext:value-type="time">
            <text:p>01:37:00</text:p>
          </table:table-cell>
          <table:table-cell office:value-type="float" office:value="10" calcext:value-type="float">
            <text:p>10</text:p>
          </table:table-cell>
          <table:table-cell table:formula="of:=[.B13]*6.8948" office:value-type="float" office:value="68.948" calcext:value-type="float">
            <text:p>68.948</text:p>
          </table:table-cell>
          <table:table-cell office:value-type="float" office:value="14" calcext:value-type="float">
            <text:p>14</text:p>
          </table:table-cell>
          <table:table-cell office:value-type="float" office:value="96.679" calcext:value-type="float">
            <text:p>96.679</text:p>
          </table:table-cell>
          <table:table-cell office:value-type="float" office:value="100.058" calcext:value-type="float">
            <text:p>100.058</text:p>
          </table:table-cell>
          <table:table-cell table:formula="of:=[.F13]-[.E13]" office:value-type="float" office:value="3.379" calcext:value-type="float">
            <text:p>3.379</text:p>
          </table:table-cell>
          <table:table-cell table:formula="of:=[.D13]/[.G13]" office:value-type="float" office:value="4.14323764427345" calcext:value-type="float">
            <text:p>4.14323764427345</text:p>
          </table:table-cell>
          <table:table-cell table:formula="of:=[.H13]*60" office:value-type="float" office:value="248.594258656407" calcext:value-type="float">
            <text:p>248.594258656407</text:p>
          </table:table-cell>
        </table:table-row>
        <table:table-row table:style-name="ro1">
          <table:table-cell office:value-type="time" office:time-value="PT01H46M00S" calcext:value-type="time">
            <text:p>01:46:00</text:p>
          </table:table-cell>
          <table:table-cell office:value-type="float" office:value="10" calcext:value-type="float">
            <text:p>10</text:p>
          </table:table-cell>
          <table:table-cell table:formula="of:=[.B14]*6.8948" office:value-type="float" office:value="68.948" calcext:value-type="float">
            <text:p>68.948</text:p>
          </table:table-cell>
          <table:table-cell office:value-type="float" office:value="20" calcext:value-type="float">
            <text:p>20</text:p>
          </table:table-cell>
          <table:table-cell office:value-type="float" office:value="105.895" calcext:value-type="float">
            <text:p>105.895</text:p>
          </table:table-cell>
          <table:table-cell office:value-type="float" office:value="109.262" calcext:value-type="float">
            <text:p>109.262</text:p>
          </table:table-cell>
          <table:table-cell table:formula="of:=[.F14]-[.E14]" office:value-type="float" office:value="3.367" calcext:value-type="float">
            <text:p>3.367</text:p>
          </table:table-cell>
          <table:table-cell table:formula="of:=[.D14]/[.G14]" office:value-type="float" office:value="5.94000594000593" calcext:value-type="float">
            <text:p>5.94000594000593</text:p>
          </table:table-cell>
          <table:table-cell table:formula="of:=[.H14]*60" office:value-type="float" office:value="356.400356400356" calcext:value-type="float">
            <text:p>356.400356400356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float" office:value="14" calcext:value-type="float">
            <text:p>14</text:p>
          </table:table-cell>
          <table:table-cell table:formula="of:=[.B15]*6.8948" office:value-type="float" office:value="96.5272" calcext:value-type="float">
            <text:p>96.5272</text:p>
          </table:table-cell>
          <table:table-cell office:value-type="float" office:value="39" calcext:value-type="float">
            <text:p>39</text:p>
          </table:table-cell>
          <table:table-cell office:value-type="float" office:value="123.012" calcext:value-type="float">
            <text:p>123.012</text:p>
          </table:table-cell>
          <table:table-cell office:value-type="float" office:value="128.178" calcext:value-type="float">
            <text:p>128.178</text:p>
          </table:table-cell>
          <table:table-cell table:formula="of:=[.F15]-[.E15]" office:value-type="float" office:value="5.166" calcext:value-type="float">
            <text:p>5.166</text:p>
          </table:table-cell>
          <table:table-cell table:formula="of:=[.D15]/[.G15]" office:value-type="float" office:value="7.5493612078978" calcext:value-type="float">
            <text:p>7.5493612078978</text:p>
          </table:table-cell>
          <table:table-cell table:formula="of:=[.H15]*60" office:value-type="float" office:value="452.961672473868" calcext:value-type="float">
            <text:p>452.961672473868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float" office:value="15" calcext:value-type="float">
            <text:p>15</text:p>
          </table:table-cell>
          <table:table-cell table:formula="of:=[.B16]*6.8948" office:value-type="float" office:value="103.422" calcext:value-type="float">
            <text:p>103.422</text:p>
          </table:table-cell>
          <table:table-cell office:value-type="float" office:value="20" calcext:value-type="float">
            <text:p>20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3.228" calcext:value-type="float">
            <text:p>133.228</text:p>
          </table:table-cell>
          <table:table-cell table:formula="of:=[.F16]-[.E16]" office:value-type="float" office:value="2.34800000000001" calcext:value-type="float">
            <text:p>2.34800000000001</text:p>
          </table:table-cell>
          <table:table-cell table:formula="of:=[.D16]/[.G16]" office:value-type="float" office:value="8.51788756388411" calcext:value-type="float">
            <text:p>8.51788756388411</text:p>
          </table:table-cell>
          <table:table-cell table:formula="of:=[.H16]*60" office:value-type="float" office:value="511.073253833047" calcext:value-type="float">
            <text:p>511.073253833047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float" office:value="17.5" calcext:value-type="float">
            <text:p>17.5</text:p>
          </table:table-cell>
          <table:table-cell table:formula="of:=[.B17]*6.8948" office:value-type="float" office:value="120.659" calcext:value-type="float">
            <text:p>120.659</text:p>
          </table:table-cell>
          <table:table-cell office:value-type="float" office:value="20" calcext:value-type="float">
            <text:p>20</text:p>
          </table:table-cell>
          <table:table-cell office:value-type="float" office:value="139.89" calcext:value-type="float">
            <text:p>139.89</text:p>
          </table:table-cell>
          <table:table-cell office:value-type="float" office:value="142.044" calcext:value-type="float">
            <text:p>142.044</text:p>
          </table:table-cell>
          <table:table-cell table:formula="of:=[.F17]-[.E17]" office:value-type="float" office:value="2.15400000000002" calcext:value-type="float">
            <text:p>2.15400000000002</text:p>
          </table:table-cell>
          <table:table-cell table:formula="of:=[.D17]/[.G17]" office:value-type="float" office:value="9.28505106778077" calcext:value-type="float">
            <text:p>9.28505106778077</text:p>
          </table:table-cell>
          <table:table-cell table:formula="of:=[.H17]*60" office:value-type="float" office:value="557.103064066846" calcext:value-type="float">
            <text:p>557.103064066846</text:p>
          </table:table-cell>
        </table:table-row>
        <table:table-row table:style-name="ro1">
          <table:table-cell office:value-type="time" office:time-value="PT02H25M00S" calcext:value-type="time">
            <text:p>02:25:00</text:p>
          </table:table-cell>
          <table:table-cell office:value-type="float" office:value="19" calcext:value-type="float">
            <text:p>19</text:p>
          </table:table-cell>
          <table:table-cell table:formula="of:=[.B18]*6.8948" office:value-type="float" office:value="131.0012" calcext:value-type="float">
            <text:p>131.0012</text:p>
          </table:table-cell>
          <table:table-cell office:value-type="float" office:value="20" calcext:value-type="float">
            <text:p>20</text:p>
          </table:table-cell>
          <table:table-cell office:value-type="float" office:value="145.07" calcext:value-type="float">
            <text:p>145.07</text:p>
          </table:table-cell>
          <table:table-cell office:value-type="float" office:value="147.048" calcext:value-type="float">
            <text:p>147.048</text:p>
          </table:table-cell>
          <table:table-cell table:formula="of:=[.F18]-[.E18]" office:value-type="float" office:value="1.97800000000001" calcext:value-type="float">
            <text:p>1.97800000000001</text:p>
          </table:table-cell>
          <table:table-cell table:formula="of:=[.D18]/[.G18]" office:value-type="float" office:value="10.1112234580384" calcext:value-type="float">
            <text:p>10.1112234580384</text:p>
          </table:table-cell>
          <table:table-cell table:formula="of:=[.H18]*60" office:value-type="float" office:value="606.673407482303" calcext:value-type="float">
            <text:p>606.673407482303</text:p>
          </table:table-cell>
        </table:table-row>
        <table:table-row table:style-name="ro1">
          <table:table-cell office:value-type="time" office:time-value="PT02H31M00S" calcext:value-type="time">
            <text:p>02:31:00</text:p>
          </table:table-cell>
          <table:table-cell office:value-type="float" office:value="20" calcext:value-type="float">
            <text:p>20</text:p>
          </table:table-cell>
          <table:table-cell table:formula="of:=[.B19]*6.8948" office:value-type="float" office:value="137.896" calcext:value-type="float">
            <text:p>137.896</text:p>
          </table:table-cell>
          <table:table-cell office:value-type="float" office:value="22" calcext:value-type="float">
            <text:p>22</text:p>
          </table:table-cell>
          <table:table-cell office:value-type="float" office:value="151.022" calcext:value-type="float">
            <text:p>151.022</text:p>
          </table:table-cell>
          <table:table-cell office:value-type="float" office:value="153.066" calcext:value-type="float">
            <text:p>153.066</text:p>
          </table:table-cell>
          <table:table-cell table:formula="of:=[.F19]-[.E19]" office:value-type="float" office:value="2.04400000000001" calcext:value-type="float">
            <text:p>2.04400000000001</text:p>
          </table:table-cell>
          <table:table-cell table:formula="of:=[.D19]/[.G19]" office:value-type="float" office:value="10.7632093933463" calcext:value-type="float">
            <text:p>10.7632093933463</text:p>
          </table:table-cell>
          <table:table-cell table:formula="of:=[.H19]*60" office:value-type="float" office:value="645.792563600779" calcext:value-type="float">
            <text:p>645.792563600779</text:p>
          </table:table-cell>
        </table:table-row>
        <table:table-row table:style-name="ro1">
          <table:table-cell office:value-type="time" office:time-value="PT02H34M00S" calcext:value-type="time">
            <text:p>02:34:00</text:p>
          </table:table-cell>
          <table:table-cell office:value-type="float" office:value="22" calcext:value-type="float">
            <text:p>22</text:p>
          </table:table-cell>
          <table:table-cell table:formula="of:=[.B20]*6.8948" office:value-type="float" office:value="151.6856" calcext:value-type="float">
            <text:p>151.6856</text:p>
          </table:table-cell>
          <table:table-cell office:value-type="float" office:value="20" calcext:value-type="float">
            <text:p>20</text:p>
          </table:table-cell>
          <table:table-cell office:value-type="float" office:value="153.978" calcext:value-type="float">
            <text:p>153.978</text:p>
          </table:table-cell>
          <table:table-cell office:value-type="float" office:value="155.768" calcext:value-type="float">
            <text:p>155.768</text:p>
          </table:table-cell>
          <table:table-cell table:formula="of:=[.F20]-[.E20]" office:value-type="float" office:value="1.78999999999999" calcext:value-type="float">
            <text:p>1.78999999999999</text:p>
          </table:table-cell>
          <table:table-cell table:formula="of:=[.D20]/[.G20]" office:value-type="float" office:value="11.173184357542" calcext:value-type="float">
            <text:p>11.173184357542</text:p>
          </table:table-cell>
          <table:table-cell table:formula="of:=[.H20]*60" office:value-type="float" office:value="670.391061452517" calcext:value-type="float">
            <text:p>670.391061452517</text:p>
          </table:table-cell>
        </table:table-row>
        <table:table-row table:style-name="ro1">
          <table:table-cell office:value-type="time" office:time-value="PT02H40M00S" calcext:value-type="time">
            <text:p>02:40:00</text:p>
          </table:table-cell>
          <table:table-cell office:value-type="float" office:value="25.5" calcext:value-type="float">
            <text:p>25.5</text:p>
          </table:table-cell>
          <table:table-cell table:formula="of:=[.B21]*6.8948" office:value-type="float" office:value="175.8174" calcext:value-type="float">
            <text:p>175.8174</text:p>
          </table:table-cell>
          <table:table-cell office:value-type="float" office:value="16" calcext:value-type="float">
            <text:p>16</text:p>
          </table:table-cell>
          <table:table-cell office:value-type="float" office:value="160.094" calcext:value-type="float">
            <text:p>160.094</text:p>
          </table:table-cell>
          <table:table-cell office:value-type="float" office:value="161.492" calcext:value-type="float">
            <text:p>161.492</text:p>
          </table:table-cell>
          <table:table-cell table:formula="of:=[.F21]-[.E21]" office:value-type="float" office:value="1.398" calcext:value-type="float">
            <text:p>1.398</text:p>
          </table:table-cell>
          <table:table-cell table:formula="of:=[.D21]/[.G21]" office:value-type="float" office:value="11.444921316166" calcext:value-type="float">
            <text:p>11.444921316166</text:p>
          </table:table-cell>
          <table:table-cell table:formula="of:=[.H21]*60" office:value-type="float" office:value="686.695278969959" calcext:value-type="float">
            <text:p>686.695278969959</text:p>
          </table:table-cell>
        </table:table-row>
        <table:table-row table:style-name="ro1">
          <table:table-cell office:value-type="time" office:time-value="PT02H44M00S" calcext:value-type="time">
            <text:p>02:44:00</text:p>
          </table:table-cell>
          <table:table-cell office:value-type="float" office:value="40" calcext:value-type="float">
            <text:p>40</text:p>
          </table:table-cell>
          <table:table-cell table:formula="of:=[.B22]*6.8948" office:value-type="float" office:value="275.792" calcext:value-type="float">
            <text:p>275.792</text:p>
          </table:table-cell>
          <table:table-cell office:value-type="float" office:value="18" calcext:value-type="float">
            <text:p>18</text:p>
          </table:table-cell>
          <table:table-cell office:value-type="float" office:value="164.06" calcext:value-type="float">
            <text:p>164.06</text:p>
          </table:table-cell>
          <table:table-cell office:value-type="float" office:value="165.42" calcext:value-type="float">
            <text:p>165.42</text:p>
          </table:table-cell>
          <table:table-cell table:formula="of:=[.F22]-[.E22]" office:value-type="float" office:value="1.35999999999999" calcext:value-type="float">
            <text:p>1.35999999999999</text:p>
          </table:table-cell>
          <table:table-cell table:formula="of:=[.D22]/[.G22]" office:value-type="float" office:value="13.2352941176472" calcext:value-type="float">
            <text:p>13.2352941176472</text:p>
          </table:table-cell>
          <table:table-cell table:formula="of:=[.H22]*60" office:value-type="float" office:value="794.117647058832" calcext:value-type="float">
            <text:p>794.117647058832</text:p>
          </table:table-cell>
        </table:table-row>
        <table:table-row table:style-name="ro1">
          <table:table-cell office:value-type="time" office:time-value="PT02H50M00S" calcext:value-type="time">
            <text:p>02:50:00</text:p>
          </table:table-cell>
          <table:table-cell office:value-type="float" office:value="38" calcext:value-type="float">
            <text:p>38</text:p>
          </table:table-cell>
          <table:table-cell table:formula="of:=[.B23]*6.8948" office:value-type="float" office:value="262.0024" calcext:value-type="float">
            <text:p>262.0024</text:p>
          </table:table-cell>
          <table:table-cell office:value-type="float" office:value="18" calcext:value-type="float">
            <text:p>18</text:p>
          </table:table-cell>
          <table:table-cell office:value-type="float" office:value="170.035" calcext:value-type="float">
            <text:p>170.035</text:p>
          </table:table-cell>
          <table:table-cell office:value-type="float" office:value="171.328" calcext:value-type="float">
            <text:p>171.328</text:p>
          </table:table-cell>
          <table:table-cell table:formula="of:=[.F23]-[.E23]" office:value-type="float" office:value="1.29300000000001" calcext:value-type="float">
            <text:p>1.29300000000001</text:p>
          </table:table-cell>
          <table:table-cell table:formula="of:=[.D23]/[.G23]" office:value-type="float" office:value="13.9211136890951" calcext:value-type="float">
            <text:p>13.9211136890951</text:p>
          </table:table-cell>
          <table:table-cell table:formula="of:=[.H23]*60" office:value-type="float" office:value="835.266821345704" calcext:value-type="float">
            <text:p>835.266821345704</text:p>
          </table:table-cell>
        </table:table-row>
      </table:table>
      <table:table table:name="Sheet2" table:style-name="ta1">
        <table:shapes>
          <draw:frame draw:z-index="0" draw:style-name="gr1" draw:text-style-name="P1" svg:width="20.722cm" svg:height="11.656cm" svg:x="0.307cm" svg:y="8.097cm">
            <draw:object draw:notify-on-update-of-ranges="Sheet2.B1:Sheet2.B1 Sheet2.B2:Sheet2.B18 Sheet2.D1:Sheet2.D1 Sheet2.D2:Sheet2.D18 Sheet2.H1:Sheet2.H1 Sheet2.H1:Sheet2.H10 Sheet2.B1:Sheet2.B10 Sheet2.E1:Sheet2.E1 Sheet2.E1:Sheet2.E10 Sheet2.B1:Sheet2.B10 Sheet2.F1:Sheet2.F1 Sheet2.F1:Sheet2.F10 Sheet2.B1:Sheet2.B10 Sheet2.G1:Sheet2.G1 Sheet2.G1:Sheet2.G10 Sheet2.B1:Sheet2.B10 Sheet2.B1:Sheet2.B1 Sheet2.B2:Sheet2.B18 Sheet2.C1:Sheet2.C1 Sheet2.C2:Sheet2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ssure kpa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Bill Hall</text:p>
          </table:table-cell>
          <table:table-cell office:value-type="string" calcext:value-type="string">
            <text:p>TLV</text:p>
          </table:table-cell>
          <table:table-cell office:value-type="string" calcext:value-type="string">
            <text:p>Trident 1</text:p>
          </table:table-cell>
          <table:table-cell office:value-type="string" calcext:value-type="string">
            <text:p>Trident 2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0000666*[.A2]*[.A2]*[.A2]-0.047783*[.A2]*[.A2]+12.3054006*[.A2]-340.5020569" office:value-type="float" office:value="341.7204881" calcext:value-type="float">
            <text:p>341.7204881</text:p>
          </table:table-cell>
          <table:table-cell office:value-type="float" office:value="0.04128" calcext:value-type="float">
            <text:p>0.04128</text:p>
          </table:table-cell>
          <table:table-cell office:value-type="float" office:value="0.05302" calcext:value-type="float">
            <text:p>0.0530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4728" calcext:value-type="float">
            <text:p>0.04728</text:p>
          </table:table-cell>
          <table:table-cell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000666*[.A3]*[.A3]*[.A3]-0.047783*[.A3]*[.A3]+12.3054006*[.A3]-340.5020569" office:value-type="float" office:value="478.8080031" calcext:value-type="float">
            <text:p>478.8080031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0.05609" calcext:value-type="float">
            <text:p>0.05609</text:p>
          </table:table-cell>
          <table:table-cell office:value-type="float" office:value="0.05421" calcext:value-type="float">
            <text:p>0.054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0000666*[.A4]*[.A4]*[.A4]-0.047783*[.A4]*[.A4]+12.3054006*[.A4]-340.5020569" office:value-type="float" office:value="581.1417681" calcext:value-type="float">
            <text:p>581.1417681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535" calcext:value-type="float">
            <text:p>0.06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0000666*[.A5]*[.A5]*[.A5]-0.047783*[.A5]*[.A5]+12.3054006*[.A5]-340.5020569" office:value-type="float" office:value="654.9655331" calcext:value-type="float">
            <text:p>654.965533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9345" calcext:value-type="float">
            <text:p>0.09345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7681" calcext:value-type="float">
            <text:p>0.076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0000666*[.A6]*[.A6]*[.A6]-0.047783*[.A6]*[.A6]+12.3054006*[.A6]-340.5020569" office:value-type="float" office:value="706.5230481" calcext:value-type="float">
            <text:p>706.5230481</text:p>
          </table:table-cell>
          <table:table-cell office:value-type="float" office:value="0.03469" calcext:value-type="float">
            <text:p>0.03469</text:p>
          </table:table-cell>
          <table:table-cell office:value-type="float" office:value="0.10617" calcext:value-type="float">
            <text:p>0.10617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8867" calcext:value-type="float">
            <text:p>0.088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0000666*[.A7]*[.A7]*[.A7]-0.047783*[.A7]*[.A7]+12.3054006*[.A7]-340.5020569" office:value-type="float" office:value="742.0580631" calcext:value-type="float">
            <text:p>742.058063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1883" calcext:value-type="float">
            <text:p>0.11883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10091" calcext:value-type="float">
            <text:p>0.100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0000666*[.A8]*[.A8]*[.A8]-0.047783*[.A8]*[.A8]+12.3054006*[.A8]-340.5020569" office:value-type="float" office:value="767.8143281" calcext:value-type="float">
            <text:p>767.814328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11338" calcext:value-type="float">
            <text:p>0.113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0000666*[.A9]*[.A9]*[.A9]-0.047783*[.A9]*[.A9]+12.3054006*[.A9]-340.5020569" office:value-type="float" office:value="790.0355931" calcext:value-type="float">
            <text:p>790.035593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12581" calcext:value-type="float">
            <text:p>0.125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0.0000666*[.A10]*[.A10]*[.A10]-0.047783*[.A10]*[.A10]+12.3054006*[.A10]-340.5020569" office:value-type="float" office:value="814.9656081" calcext:value-type="float">
            <text:p>814.9656081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3782" calcext:value-type="float">
            <text:p>0.1378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ore: 15.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p above: 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iston+rod: 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 number:title="User-defined">
      <number:number number:decimal-places="5" loext:min-decimal-places="5" number:min-integer-digits="1"/>
    </number:number-style>
    <number:number-style style:name="N113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4:47:07.681973956</meta:creation-date>
    <dc:date>2023-04-13T17:07:08.236802759</dc:date>
    <meta:editing-duration>PT5M39S</meta:editing-duration>
    <meta:editing-cycles>1</meta:editing-cycles>
    <meta:document-statistic meta:table-count="2" meta:cell-count="29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3">
      <style:text-properties fo:font-size="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64cm" svg:height="11.117cm" xlink:href=".." xlink:type="simple" chart:class="chart:scatter" chart:style-name="ch1">
        <chart:title svg:x="2.715cm" svg:y="0.528cm" chart:style-name="ch2">
          <text:p>Pressure vs Speed, Wig-Wag</text:p>
        </chart:title>
        <chart:plot-area chart:style-name="ch3" table:cell-range-address="Sheet1.B1:Sheet1.B1 Sheet1.C2:Sheet1.C23 Sheet1.I1:Sheet1.I23" chart:data-source-has-labels="row" svg:x="1.396cm" svg:y="1.385cm" svg:width="17.973cm" svg:height="8.539cm">
          <chartooo:coordinate-region svg:x="2.219cm" svg:y="1.587cm" svg:width="16.862cm" svg:height="7.684cm"/>
          <chart:axis chart:dimension="x" chart:name="primary-x" chart:style-name="ch4">
            <chart:title svg:x="7.605cm" svg:y="10.146cm" chart:style-name="ch5">
              <text:p>Inlet pressure (kPa above atmospheric)</text:p>
            </chart:title>
          </chart:axis>
          <chart:axis chart:dimension="y" chart:name="primary-y" chart:style-name="ch6">
            <chart:title svg:x="0.451cm" svg:y="5.976cm" chart:style-name="ch7">
              <text:p>rpm</text:p>
            </chart:title>
            <chart:grid chart:style-name="ch8" chart:class="major"/>
          </chart:axis>
          <chart:series chart:style-name="ch9" chart:values-cell-range-address="Sheet1.I2:Sheet1.I23" chart:label-cell-address="Sheet1.I1:Sheet1.I1" chart:class="chart:scatter">
            <chart:domain table:cell-range-address="Sheet1.C2:Sheet1.C23"/>
            <chart:regression-curve chart:style-name="ch10">
              <chart:equation chart:display-equation="true" chart:display-r-square="true" svg:x="10.608cm" svg:y="0.467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p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.896">
                <text:p>137.896</text:p>
                <draw:g>
                  <svg:desc>Sheet1.C2:Sheet1.C23</svg:desc>
                </draw:g>
              </table:table-cell>
              <table:table-cell office:value-type="float" office:value="603.737422137039">
                <text:p>603.737422137039</text:p>
                <draw:g>
                  <svg:desc>Sheet1.I2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5804">
                <text:p>158.5804</text:p>
              </table:table-cell>
              <table:table-cell office:value-type="float" office:value="686.784599375651">
                <text:p>686.78459937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607">
                <text:p>189.607</text:p>
              </table:table-cell>
              <table:table-cell office:value-type="float" office:value="737.100737100737">
                <text:p>737.100737100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.7388">
                <text:p>213.7388</text:p>
              </table:table-cell>
              <table:table-cell office:value-type="float" office:value="749.448934606908">
                <text:p>749.44893460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284">
                <text:p>227.5284</text:p>
              </table:table-cell>
              <table:table-cell office:value-type="float" office:value="769.625448948179">
                <text:p>769.625448948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9492">
                <text:p>199.9492</text:p>
              </table:table-cell>
              <table:table-cell office:value-type="float" office:value="736.434108527134">
                <text:p>736.434108527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5804">
                <text:p>158.580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0012">
                <text:p>131.0012</text:p>
              </table:table-cell>
              <table:table-cell office:value-type="float" office:value="594.795539033458">
                <text:p>594.79553903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2116">
                <text:p>117.2116</text:p>
              </table:table-cell>
              <table:table-cell office:value-type="float" office:value="542.986425339369">
                <text:p>542.986425339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6324">
                <text:p>89.6324</text:p>
              </table:table-cell>
              <table:table-cell office:value-type="float" office:value="444.61778471139">
                <text:p>444.6177847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2902">
                <text:p>79.2902</text:p>
              </table:table-cell>
              <table:table-cell office:value-type="float" office:value="355.029585798816">
                <text:p>355.02958579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948">
                <text:p>68.948</text:p>
              </table:table-cell>
              <table:table-cell office:value-type="float" office:value="248.594258656407">
                <text:p>248.594258656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948">
                <text:p>68.948</text:p>
              </table:table-cell>
              <table:table-cell office:value-type="float" office:value="356.400356400356">
                <text:p>356.400356400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5272">
                <text:p>96.5272</text:p>
              </table:table-cell>
              <table:table-cell office:value-type="float" office:value="452.961672473868">
                <text:p>452.961672473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422">
                <text:p>103.422</text:p>
              </table:table-cell>
              <table:table-cell office:value-type="float" office:value="511.073253833047">
                <text:p>511.0732538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.659">
                <text:p>120.659</text:p>
              </table:table-cell>
              <table:table-cell office:value-type="float" office:value="557.103064066846">
                <text:p>557.103064066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0012">
                <text:p>131.0012</text:p>
              </table:table-cell>
              <table:table-cell office:value-type="float" office:value="606.673407482303">
                <text:p>606.673407482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896">
                <text:p>137.896</text:p>
              </table:table-cell>
              <table:table-cell office:value-type="float" office:value="645.792563600779">
                <text:p>645.792563600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6856">
                <text:p>151.6856</text:p>
              </table:table-cell>
              <table:table-cell office:value-type="float" office:value="670.391061452517">
                <text:p>670.391061452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8174">
                <text:p>175.8174</text:p>
              </table:table-cell>
              <table:table-cell office:value-type="float" office:value="686.695278969959">
                <text:p>686.695278969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.792">
                <text:p>275.792</text:p>
              </table:table-cell>
              <table:table-cell office:value-type="float" office:value="794.117647058832">
                <text:p>794.117647058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.0024">
                <text:p>262.0024</text:p>
              </table:table-cell>
              <table:table-cell office:value-type="float" office:value="835.266821345704">
                <text:p>835.266821345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23cm" svg:height="11.657cm" xlink:href=".." xlink:type="simple" chart:class="chart:scatter" chart:style-name="ch1">
        <chart:title svg:x="8.606cm" svg:y="0.369cm" chart:style-name="ch2">
          <text:p>Wig-Wag losses</text:p>
        </chart:title>
        <chart:subtitle svg:x="5.02cm" svg:y="1.407cm" chart:style-name="ch3">
          <text:p>How much loss do we need to simulate, to match the empirical
pressure-speed curve, for each air flow model?</text:p>
        </chart:subtitle>
        <chart:legend chart:legend-position="end" svg:x="17.888cm" svg:y="4.388cm" style:legend-expansion="custom" chartooo:width="2.531cm" chartooo:height="2.62cm" style:legend-expansion-aspect-ratio="0.966030534351145" chart:style-name="ch4"/>
        <chart:plot-area chart:style-name="ch5" table:cell-range-address="Sheet2.B1:Sheet2.C18 Sheet2.D1:Sheet2.D18 Sheet2.E1:Sheet2.H10" chart:data-source-has-labels="row" svg:x="1.415cm" svg:y="2.721cm" svg:width="16.153cm" svg:height="7.732cm">
          <chartooo:coordinate-region svg:x="2.343cm" svg:y="2.923cm" svg:width="14.937cm" svg:height="6.877cm"/>
          <chart:axis chart:dimension="x" chart:name="primary-x" chart:style-name="ch6">
            <chart:title svg:x="9.169cm" svg:y="10.686cm" chart:style-name="ch7">
              <text:p>rpm</text:p>
            </chart:title>
          </chart:axis>
          <chart:axis chart:dimension="y" chart:name="primary-y" chart:style-name="ch6">
            <chart:title svg:x="0.451cm" svg:y="7.544cm" chart:style-name="ch8">
              <text:p>Losses (Nm)</text:p>
            </chart:title>
            <chart:grid chart:style-name="ch9" chart:class="major"/>
          </chart:axis>
          <chart:series chart:style-name="ch10" chart:values-cell-range-address="Sheet2.D2:Sheet2.D18" chart:label-cell-address="Sheet2.D1:Sheet2.D1" chart:class="chart:scatter">
            <chart:domain table:cell-range-address="Sheet2.B2:Sheet2.B18"/>
            <chart:data-point chart:repeated="17"/>
          </chart:series>
          <chart:series chart:style-name="ch11" chart:values-cell-range-address="Sheet2.H1:Sheet2.H10" chart:label-cell-address="Sheet2.H1:Sheet2.H1" chart:class="chart:scatter">
            <chart:domain table:cell-range-address="Sheet2.B1:Sheet2.B10"/>
            <chart:data-point chart:repeated="10"/>
          </chart:series>
          <chart:series chart:style-name="ch12" chart:values-cell-range-address="Sheet2.E1:Sheet2.E10" chart:label-cell-address="Sheet2.E1:Sheet2.E1" chart:class="chart:scatter">
            <chart:domain table:cell-range-address="Sheet2.B1:Sheet2.B10"/>
            <chart:data-point chart:repeated="10"/>
          </chart:series>
          <chart:series chart:style-name="ch13" chart:values-cell-range-address="Sheet2.F1:Sheet2.F10" chart:label-cell-address="Sheet2.F1:Sheet2.F1" chart:class="chart:scatter">
            <chart:domain table:cell-range-address="Sheet2.B1:Sheet2.B10"/>
            <chart:data-point chart:repeated="10"/>
          </chart:series>
          <chart:series chart:style-name="ch14" chart:values-cell-range-address="Sheet2.G1:Sheet2.G10" chart:label-cell-address="Sheet2.G1:Sheet2.G1" chart:class="chart:scatter">
            <chart:domain table:cell-range-address="Sheet2.B1:Sheet2.B10"/>
            <chart:data-point chart:repeated="10"/>
          </chart:series>
          <chart:series chart:style-name="ch15" chart:values-cell-range-address="Sheet2.C2:Sheet2.C18" chart:label-cell-address="Sheet2.C1:Sheet2.C1" chart:class="chart:scatte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LV</text:p>
                <draw:g>
                  <svg:desc>Sheet2.D1:Sheet2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Sheet2.H1:Sheet2.H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ident 1</text:p>
                <draw:g>
                  <svg:desc>Sheet2.E1:Sheet2.E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ident 2</text:p>
                <draw:g>
                  <svg:desc>Sheet2.F1:Sheet2.F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rnoulli</text:p>
                <draw:g>
                  <svg:desc>Sheet2.G1:Sheet2.G1</svg:desc>
                </draw:g>
              </table:table-cell>
              <table:table-cell office:value-type="string">
                <text:p>Bill Hall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7204881">
                <text:p>341.7204881</text:p>
                <draw:g>
                  <svg:desc>Sheet2.B2:Sheet2.B18</svg:desc>
                </draw:g>
              </table:table-cell>
              <table:table-cell office:value-type="float" office:value="0.05302">
                <text:p>0.05302</text:p>
                <draw:g>
                  <svg:desc>Sheet2.D2:Sheet2.D18</svg:desc>
                </draw:g>
              </table:table-cell>
              <table:table-cell office:value-type="float" office:value="NaN">
                <text:p>NaN</text:p>
                <draw:g>
                  <svg:desc>Sheet2.B1:Sheet2.B10</svg:desc>
                </draw:g>
              </table:table-cell>
              <table:table-cell office:value-type="float" office:value="NaN">
                <text:p>NaN</text:p>
                <draw:g>
                  <svg:desc>Sheet2.H1:Sheet2.H10</svg:desc>
                </draw:g>
              </table:table-cell>
              <table:table-cell office:value-type="float" office:value="NaN">
                <text:p>NaN</text:p>
                <draw:g>
                  <svg:desc>Sheet2.B1:Sheet2.B10</svg:desc>
                </draw:g>
              </table:table-cell>
              <table:table-cell office:value-type="float" office:value="NaN">
                <text:p>NaN</text:p>
                <draw:g>
                  <svg:desc>Sheet2.E1:Sheet2.E10</svg:desc>
                </draw:g>
              </table:table-cell>
              <table:table-cell office:value-type="float" office:value="NaN">
                <text:p>NaN</text:p>
                <draw:g>
                  <svg:desc>Sheet2.B1:Sheet2.B10</svg:desc>
                </draw:g>
              </table:table-cell>
              <table:table-cell office:value-type="float" office:value="NaN">
                <text:p>NaN</text:p>
                <draw:g>
                  <svg:desc>Sheet2.F1:Sheet2.F10</svg:desc>
                </draw:g>
              </table:table-cell>
              <table:table-cell office:value-type="float" office:value="NaN">
                <text:p>NaN</text:p>
                <draw:g>
                  <svg:desc>Sheet2.B1:Sheet2.B10</svg:desc>
                </draw:g>
              </table:table-cell>
              <table:table-cell office:value-type="float" office:value="NaN">
                <text:p>NaN</text:p>
                <draw:g>
                  <svg:desc>Sheet2.G1:Sheet2.G10</svg:desc>
                </draw:g>
              </table:table-cell>
              <table:table-cell office:value-type="float" office:value="0.04128">
                <text:p>0.04128</text:p>
                <draw:g>
                  <svg:desc>Sheet2.C2:Sheet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6721">
                <text:p>0.06721</text:p>
              </table:table-cell>
              <table:table-cell office:value-type="float" office:value="341.7204881">
                <text:p>341.7204881</text:p>
              </table:table-cell>
              <table:table-cell office:value-type="float" office:value="0.04312">
                <text:p>0.04312</text:p>
              </table:table-cell>
              <table:table-cell office:value-type="float" office:value="341.7204881">
                <text:p>341.7204881</text:p>
              </table:table-cell>
              <table:table-cell office:value-type="float" office:value="0.0359">
                <text:p>0.0359</text:p>
              </table:table-cell>
              <table:table-cell office:value-type="float" office:value="341.7204881">
                <text:p>341.7204881</text:p>
              </table:table-cell>
              <table:table-cell office:value-type="float" office:value="0.03505">
                <text:p>0.03505</text:p>
              </table:table-cell>
              <table:table-cell office:value-type="float" office:value="341.7204881">
                <text:p>341.7204881</text:p>
              </table:table-cell>
              <table:table-cell office:value-type="float" office:value="0.04728">
                <text:p>0.04728</text:p>
              </table:table-cell>
              <table:table-cell office:value-type="float" office:value="0.04357">
                <text:p>0.04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8055">
                <text:p>0.08055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5421">
                <text:p>0.05421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3429">
                <text:p>0.03429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3336">
                <text:p>0.03336</text:p>
              </table:table-cell>
              <table:table-cell office:value-type="float" office:value="478.8080031">
                <text:p>478.8080031</text:p>
              </table:table-cell>
              <table:table-cell office:value-type="float" office:value="0.05609">
                <text:p>0.05609</text:p>
              </table:table-cell>
              <table:table-cell office:value-type="float" office:value="0.04101">
                <text:p>0.04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9345">
                <text:p>0.09345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6535">
                <text:p>0.06535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3095">
                <text:p>0.03095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302">
                <text:p>0.0302</text:p>
              </table:table-cell>
              <table:table-cell office:value-type="float" office:value="581.1417681">
                <text:p>581.1417681</text:p>
              </table:table-cell>
              <table:table-cell office:value-type="float" office:value="0.06146">
                <text:p>0.06146</text:p>
              </table:table-cell>
              <table:table-cell office:value-type="float" office:value="0.04287">
                <text:p>0.04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10617">
                <text:p>0.10617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7681">
                <text:p>0.07681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2835">
                <text:p>0.02835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2785">
                <text:p>0.02785</text:p>
              </table:table-cell>
              <table:table-cell office:value-type="float" office:value="654.9655331">
                <text:p>654.9655331</text:p>
              </table:table-cell>
              <table:table-cell office:value-type="float" office:value="0.06357">
                <text:p>0.06357</text:p>
              </table:table-cell>
              <table:table-cell office:value-type="float" office:value="0.03469">
                <text:p>0.03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11883">
                <text:p>0.11883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08867">
                <text:p>0.08867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02713">
                <text:p>0.02713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02682">
                <text:p>0.02682</text:p>
              </table:table-cell>
              <table:table-cell office:value-type="float" office:value="706.5230481">
                <text:p>706.5230481</text:p>
              </table:table-cell>
              <table:table-cell office:value-type="float" office:value="0.06243">
                <text:p>0.06243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1314">
                <text:p>0.1314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10091">
                <text:p>0.10091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02696">
                <text:p>0.02696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0268">
                <text:p>0.0268</text:p>
              </table:table-cell>
              <table:table-cell office:value-type="float" office:value="742.0580631">
                <text:p>742.0580631</text:p>
              </table:table-cell>
              <table:table-cell office:value-type="float" office:value="0.05764">
                <text:p>0.0576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14374">
                <text:p>0.14374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11338">
                <text:p>0.11338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0274">
                <text:p>0.0274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02737">
                <text:p>0.02737</text:p>
              </table:table-cell>
              <table:table-cell office:value-type="float" office:value="767.8143281">
                <text:p>767.8143281</text:p>
              </table:table-cell>
              <table:table-cell office:value-type="float" office:value="0.04819">
                <text:p>0.04819</text:p>
              </table:table-cell>
              <table:table-cell office:value-type="float" office:value="0.01032">
                <text:p>0.0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15553">
                <text:p>0.15553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12581">
                <text:p>0.12581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02785">
                <text:p>0.02785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02794">
                <text:p>0.02794</text:p>
              </table:table-cell>
              <table:table-cell office:value-type="float" office:value="790.0355931">
                <text:p>790.0355931</text:p>
              </table:table-cell>
              <table:table-cell office:value-type="float" office:value="0.02772">
                <text:p>0.02772</text:p>
              </table:table-cell>
              <table:table-cell office:value-type="float" office:value="0.00698">
                <text:p>0.00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13782">
                <text:p>0.13782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02766">
                <text:p>0.02766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02785">
                <text:p>0.02785</text:p>
              </table:table-cell>
              <table:table-cell office:value-type="float" office:value="814.9656081">
                <text:p>814.9656081</text:p>
              </table:table-cell>
              <table:table-cell office:value-type="float" office:value="0.0156">
                <text:p>0.0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